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6338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9.15" calcext:value-type="float">
            <text:p>9.15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475 kWh</text:p>
          </table:table-cell>
          <table:table-cell office:value-type="float" office:value="3603.9" calcext:value-type="float">
            <text:p>3603.9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584.07" calcext:value-type="float">
            <text:p>584.07</text:p>
          </table:table-cell>
          <table:table-cell office:value-type="float" office:value="38.55" calcext:value-type="float">
            <text:p>38.55</text:p>
          </table:table-cell>
          <table:table-cell office:value-type="string" calcext:value-type="string">
            <text:p>T-1</text:p>
          </table:table-cell>
          <table:table-cell office:value-type="float" office:value="4487.02" calcext:value-type="float">
            <text:p>4487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4.23" calcext:value-type="float">
            <text:p>4.23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526 kWh</text:p>
          </table:table-cell>
          <table:table-cell office:value-type="float" office:value="3975.94" calcext:value-type="float">
            <text:p>3975.94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640.29" calcext:value-type="float">
            <text:p>640.29</text:p>
          </table:table-cell>
          <table:table-cell office:value-type="float" office:value="42.26" calcext:value-type="float">
            <text:p>42.26</text:p>
          </table:table-cell>
          <table:table-cell office:value-type="string" calcext:value-type="string">
            <text:p>T-1</text:p>
          </table:table-cell>
          <table:table-cell office:value-type="float" office:value="4913.14" calcext:value-type="float">
            <text:p>4913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9.05" calcext:value-type="float">
            <text:p>9.05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486 kWh</text:p>
          </table:table-cell>
          <table:table-cell office:value-type="float" office:value="3658.38" calcext:value-type="float">
            <text:p>3658.38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592.03" calcext:value-type="float">
            <text:p>592.03</text:p>
          </table:table-cell>
          <table:table-cell office:value-type="float" office:value="39.08" calcext:value-type="float">
            <text:p>39.08</text:p>
          </table:table-cell>
          <table:table-cell office:value-type="string" calcext:value-type="string">
            <text:p>T-1</text:p>
          </table:table-cell>
          <table:table-cell office:value-type="float" office:value="4547.92" calcext:value-type="float">
            <text:p>4547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14.71" calcext:value-type="float">
            <text:p>14.71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413 kWh</text:p>
          </table:table-cell>
          <table:table-cell office:value-type="float" office:value="3096.04" calcext:value-type="float">
            <text:p>3096.04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506.67" calcext:value-type="float">
            <text:p>506.67</text:p>
          </table:table-cell>
          <table:table-cell office:value-type="float" office:value="33.44" calcext:value-type="float">
            <text:p>33.44</text:p>
          </table:table-cell>
          <table:table-cell office:value-type="string" calcext:value-type="string">
            <text:p>T-1</text:p>
          </table:table-cell>
          <table:table-cell office:value-type="float" office:value="3899.21" calcext:value-type="float">
            <text:p>3899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13.78" calcext:value-type="float">
            <text:p>13.78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422 kWh</text:p>
          </table:table-cell>
          <table:table-cell office:value-type="float" office:value="3150.86" calcext:value-type="float">
            <text:p>3150.86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514.83" calcext:value-type="float">
            <text:p>514.83</text:p>
          </table:table-cell>
          <table:table-cell office:value-type="float" office:value="33.98" calcext:value-type="float">
            <text:p>33.98</text:p>
          </table:table-cell>
          <table:table-cell office:value-type="string" calcext:value-type="string">
            <text:p>T-1</text:p>
          </table:table-cell>
          <table:table-cell office:value-type="float" office:value="3960.8" calcext:value-type="float">
            <text:p>396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9.66" calcext:value-type="float">
            <text:p>9.66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395 kWh</text:p>
          </table:table-cell>
          <table:table-cell office:value-type="float" office:value="2937.06" calcext:value-type="float">
            <text:p>2937.06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82.28" calcext:value-type="float">
            <text:p>482.28</text:p>
          </table:table-cell>
          <table:table-cell office:value-type="float" office:value="31.83" calcext:value-type="float">
            <text:p>31.83</text:p>
          </table:table-cell>
          <table:table-cell office:value-type="string" calcext:value-type="string">
            <text:p>T-1</text:p>
          </table:table-cell>
          <table:table-cell office:value-type="float" office:value="3707.16" calcext:value-type="float">
            <text:p>3707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11.42" calcext:value-type="float">
            <text:p>11.42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449 kWh</text:p>
          </table:table-cell>
          <table:table-cell office:value-type="float" office:value="3325.19" calcext:value-type="float">
            <text:p>3325.19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540.94" calcext:value-type="float">
            <text:p>540.94</text:p>
          </table:table-cell>
          <table:table-cell office:value-type="float" office:value="35.71" calcext:value-type="float">
            <text:p>35.71</text:p>
          </table:table-cell>
          <table:table-cell office:value-type="string" calcext:value-type="string">
            <text:p>T-1</text:p>
          </table:table-cell>
          <table:table-cell office:value-type="float" office:value="4158.61" calcext:value-type="float">
            <text:p>4158.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5.6" calcext:value-type="float">
            <text:p>5.6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444 kWh</text:p>
          </table:table-cell>
          <table:table-cell office:value-type="float" office:value="3274.65" calcext:value-type="float">
            <text:p>3274.6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533.13" calcext:value-type="float">
            <text:p>533.13</text:p>
          </table:table-cell>
          <table:table-cell office:value-type="float" office:value="35.19" calcext:value-type="float">
            <text:p>35.19</text:p>
          </table:table-cell>
          <table:table-cell office:value-type="string" calcext:value-type="string">
            <text:p>T-1</text:p>
          </table:table-cell>
          <table:table-cell office:value-type="float" office:value="4092.9" calcext:value-type="float">
            <text:p>4092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float" office:value="138.58" calcext:value-type="float">
            <text:p>138.58</text:p>
          </table:table-cell>
          <table:table-cell office:value-type="string" calcext:value-type="string">
            <text:p>443 kWh</text:p>
          </table:table-cell>
          <table:table-cell office:value-type="float" office:value="3208.43" calcext:value-type="float">
            <text:p>3208.4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522.94" calcext:value-type="float">
            <text:p>522.94</text:p>
          </table:table-cell>
          <table:table-cell office:value-type="float" office:value="34.52" calcext:value-type="float">
            <text:p>34.52</text:p>
          </table:table-cell>
          <table:table-cell office:value-type="string" calcext:value-type="string">
            <text:p>T-1</text:p>
          </table:table-cell>
          <table:table-cell office:value-type="float" office:value="4009.21" calcext:value-type="float">
            <text:p>4009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5.91" calcext:value-type="float">
            <text:p>5.91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484 kWh</text:p>
          </table:table-cell>
          <table:table-cell office:value-type="float" office:value="3463.82" calcext:value-type="float">
            <text:p>3463.82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561.77" calcext:value-type="float">
            <text:p>561.77</text:p>
          </table:table-cell>
          <table:table-cell office:value-type="float" office:value="37.08" calcext:value-type="float">
            <text:p>37.08</text:p>
          </table:table-cell>
          <table:table-cell office:value-type="string" calcext:value-type="string">
            <text:p>T-1</text:p>
          </table:table-cell>
          <table:table-cell office:value-type="float" office:value="4312.78" calcext:value-type="float">
            <text:p>4312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35.12" calcext:value-type="float">
            <text:p>35.12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477 kWh</text:p>
          </table:table-cell>
          <table:table-cell office:value-type="float" office:value="3399.74" calcext:value-type="float">
            <text:p>3399.74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551.9" calcext:value-type="float">
            <text:p>551.9</text:p>
          </table:table-cell>
          <table:table-cell office:value-type="float" office:value="36.43" calcext:value-type="float">
            <text:p>36.43</text:p>
          </table:table-cell>
          <table:table-cell office:value-type="string" calcext:value-type="string">
            <text:p>T-1</text:p>
          </table:table-cell>
          <table:table-cell office:value-type="float" office:value="4266.38" calcext:value-type="float">
            <text:p>4266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float" office:value="140.98" calcext:value-type="float">
            <text:p>140.98</text:p>
          </table:table-cell>
          <table:table-cell office:value-type="string" calcext:value-type="string">
            <text:p>427 kWh</text:p>
          </table:table-cell>
          <table:table-cell office:value-type="float" office:value="3031.47" calcext:value-type="float">
            <text:p>3031.4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95.96" calcext:value-type="float">
            <text:p>495.96</text:p>
          </table:table-cell>
          <table:table-cell office:value-type="float" office:value="32.74" calcext:value-type="float">
            <text:p>32.74</text:p>
          </table:table-cell>
          <table:table-cell office:value-type="string" calcext:value-type="string">
            <text:p>T-1</text:p>
          </table:table-cell>
          <table:table-cell office:value-type="float" office:value="3802.39" calcext:value-type="float">
            <text:p>3802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00:07.891000000</meta:creation-date>
    <dc:date>2018-03-26T20:02:35.345000000</dc:date>
    <meta:editing-duration>PT2M27S</meta:editing-duration>
    <meta:editing-cycles>1</meta:editing-cycles>
    <meta:document-statistic meta:table-count="1" meta:cell-count="153" meta:object-count="0"/>
    <meta:generator>LibreOffice/5.3.4.2$Windows_x86 LibreOffice_project/f82d347ccc0be322489bf7da61d7e4ad13fe2ff3</meta:generator>
  </office:meta>
</office:document-meta>
</file>